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DArtifac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MDArtifact( ModuleDescriptor md , String name , String type , String ext , URL url , Map extra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DArtifact.get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MDArtifact( ModuleDescriptor md , String name , String type ,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addConfiguration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newIvyArtifact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MDArtifact( ModuleDescriptor md , String name , String type , String ext , boolean i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DArtifact.is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Artifa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DArtifact.getPublic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